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anks for using QtSixA!</text:span><text:line-break/></text:p>
      <text:p text:style-name="Standard"/>
      <text:p text:style-name="P2">Connect a Sixaxis through USB</text:p>
      <text:p text:style-name="Standard"/>
      <text:p text:style-name="Standard"/>
      <text:p text:style-name="P3">On most Linux systems, connecting the Sixaxis using a regular USB cable works. (You need to press the PS button to activate it)</text:p>
      <text:p text:style-name="P3"/>
      <text:p text:style-name="P3">If you want the accelerometers to work in USB, you can use the “sixad driver on hidraw device” option (in the “Advanced” tab).</text:p>
      <text:p text:style-name="P3">Just [re-]connect the Sixaxis over USB (and press the PS button); in QtSixA, press the refresh button.</text:p>
      <text:p text:style-name="P3">If you just plugged-in yours Sixaxis, select the last device in the list and click apply.</text:p>
      <text:p text:style-name="P3"/>
      <text:p text:style-name="P3">That will create a new joystick that has the Sixaxis input as defined in Settings.</text:p>
      <text:p text:style-name="P3">Unfortunately, the old joystick will still be there, so your Sixaxis will actually control 2 joysticks.</text:p>
      <text:p text:style-name="P3"/>
      <text:p text:style-name="P3">The new joyctick will have the name “PLAYSTATION(R)3 Controller (hidraw)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21:54:09</meta:creation-date>
    <dc:date>2009-10-21T23:43:31</dc:date>
    <meta:editing-duration>PT00H26M27S</meta:editing-duration>
    <meta:editing-cycles>21</meta:editing-cycles>
    <meta:generator>OpenOffice.org/3.1$Unix OpenOffice.org_project/310m19$Build-9420</meta:generator>
    <meta:document-statistic meta:table-count="0" meta:image-count="0" meta:object-count="0" meta:page-count="1" meta:paragraph-count="9" meta:word-count="132" meta:character-count="757"/>
  </office:meta>
</office:document-meta>
</file>